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14cm"/>
    </style:style>
    <style:style style:name="co2" style:family="table-column">
      <style:table-column-properties fo:break-before="auto" style:column-width="4.461cm"/>
    </style:style>
    <style:style style:name="co3" style:family="table-column">
      <style:table-column-properties fo:break-before="auto" style:column-width="3.644cm"/>
    </style:style>
    <style:style style:name="co4" style:family="table-column">
      <style:table-column-properties fo:break-before="auto" style:column-width="1.402cm"/>
    </style:style>
    <style:style style:name="co5" style:family="table-column">
      <style:table-column-properties fo:break-before="auto" style:column-width="7.0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635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1.229cm" fo:break-before="auto" style:use-optimal-row-height="true"/>
    </style:style>
    <style:style style:name="ro4" style:family="table-row">
      <style:table-row-properties style:row-height="0.834cm" fo:break-before="auto" style:use-optimal-row-height="true"/>
    </style:style>
    <style:style style:name="ro5" style:family="table-row">
      <style:table-row-properties style:row-height="2.413cm" fo:break-before="auto" style:use-optimal-row-height="true"/>
    </style:style>
    <style:style style:name="ro6" style:family="table-row">
      <style:table-row-properties style:row-height="3.201cm" fo:break-before="auto" style:use-optimal-row-height="true"/>
    </style:style>
    <style:style style:name="ro7" style:family="table-row">
      <style:table-row-properties style:row-height="2.018cm" fo:break-before="auto" style:use-optimal-row-height="true"/>
    </style:style>
    <style:style style:name="ro8" style:family="table-row">
      <style:table-row-properties style:row-height="1.625cm" fo:break-before="auto" style:use-optimal-row-height="true"/>
    </style:style>
    <style:style style:name="ro9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6666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ff9999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fo:background-color="#ff6666" fo:wrap-option="wrap"/>
    </style:style>
    <style:style style:name="ce4" style:family="table-cell" style:parent-style-name="Default">
      <style:table-cell-properties fo:background-color="#ff9999" fo:wrap-option="wrap"/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ff6666"/>
    </style:style>
    <style:style style:name="ce7" style:family="table-cell" style:parent-style-name="Default" style:data-style-name="N37"/>
    <style:style style:name="ce8" style:family="table-cell" style:parent-style-name="Default">
      <style:table-cell-properties fo:background-color="#579d1c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row table:style-name="ro1">
          <table:table-cell table:style-name="ce1" office:value-type="string">
            <text:p>Testrapport</text:p>
          </table:table-cell>
          <table:table-cell table:style-name="ce3"/>
          <table:table-cell table:style-name="ce6" table:number-columns-repeated="2"/>
          <table:table-cell table:style-name="ce3"/>
        </table:table-row>
        <table:table-row table:style-name="ro2">
          <table:table-cell table:style-name="ce2" office:value-type="string">
            <text:p>Användningsfall</text:p>
          </table:table-cell>
          <table:table-cell table:style-name="ce4" office:value-type="string">
            <text:p>Beskrivning</text:p>
          </table:table-cell>
          <table:table-cell table:style-name="ce2" office:value-type="string">
            <text:p>Testdatum (senaste):</text:p>
          </table:table-cell>
          <table:table-cell table:style-name="ce2" office:value-type="string">
            <text:p>Status:</text:p>
          </table:table-cell>
          <table:table-cell table:style-name="ce4" office:value-type="string">
            <text:p>Kommentar:</text:p>
          </table:table-cell>
        </table:table-row>
        <table:table-row table:style-name="ro2">
          <table:table-cell office:value-type="string">
            <text:p>TF1.1</text:p>
          </table:table-cell>
          <table:table-cell office:value-type="string">
            <text:p>Lyckad registrering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Fungerar bra!</text:p>
          </table:table-cell>
        </table:table-row>
        <table:table-row table:style-name="ro3">
          <table:table-cell office:value-type="string">
            <text:p>TF1.2</text:p>
          </table:table-cell>
          <table:table-cell office:value-type="string">
            <text:p>Misslyckad registrering - tomma fält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Testat alla fält så att inget fält i någon kombination kan lämnas tomt.</text:p>
          </table:table-cell>
        </table:table-row>
        <table:table-row table:style-name="ro4">
          <table:table-cell office:value-type="string">
            <text:p>TF1.3</text:p>
          </table:table-cell>
          <table:table-cell office:value-type="string">
            <text:p>Misslyckad registrering – ogiltig epostadress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4">
          <table:table-cell office:value-type="string">
            <text:p>TF1.4</text:p>
          </table:table-cell>
          <table:table-cell office:value-type="string">
            <text:p>Misslyckad registrering – lösenord matchar inte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2">
          <table:table-cell office:value-type="string">
            <text:p>TF2.1</text:p>
          </table:table-cell>
          <table:table-cell office:value-type="string">
            <text:p>Lyckad inloggning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3">
          <table:table-cell office:value-type="string">
            <text:p>TF2.2</text:p>
          </table:table-cell>
          <table:table-cell office:value-type="string">
            <text:p>Misslyckad inloggning – inga uppgifter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Testat alla kombinationer av tomma fält och allt fungerar enligt förväntan.</text:p>
          </table:table-cell>
        </table:table-row>
        <table:table-row table:style-name="ro3">
          <table:table-cell office:value-type="string">
            <text:p>TF2.3</text:p>
          </table:table-cell>
          <table:table-cell office:value-type="string">
            <text:p>Misslyckad inloggning – fel uppgifter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Alla kombinationer av fel uppgifter ger felmeddelanden enligt förväntan.</text:p>
          </table:table-cell>
        </table:table-row>
        <table:table-row table:style-name="ro4">
          <table:table-cell office:value-type="string">
            <text:p>TF2.4</text:p>
          </table:table-cell>
          <table:table-cell office:value-type="string">
            <text:p>Lyckad inloggning – med session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4">
          <table:table-cell office:value-type="string">
            <text:p>TF2.5</text:p>
          </table:table-cell>
          <table:table-cell office:value-type="string">
            <text:p>Lyckad inloggning – med cookies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4">
          <table:table-cell office:value-type="string">
            <text:p>TF2.6</text:p>
          </table:table-cell>
          <table:table-cell office:value-type="string">
            <text:p>Misslyckad inloggning – med maniuplerad cookie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4">
          <table:table-cell office:value-type="string">
            <text:p>TF2.7</text:p>
          </table:table-cell>
          <table:table-cell office:value-type="string">
            <text:p>Misslyckad inloggning – med manipulerad session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4">
          <table:table-cell office:value-type="string">
            <text:p>TF2.8</text:p>
          </table:table-cell>
          <table:table-cell office:value-type="string">
            <text:p>Misslyckad inloggning med manipulerad URL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table:style-name="Default"/>
        </table:table-row>
        <table:table-row table:style-name="ro2">
          <table:table-cell office:value-type="string">
            <text:p>TF3.1</text:p>
          </table:table-cell>
          <table:table-cell office:value-type="string">
            <text:p>Startsida – visa lista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4">
          <table:table-cell office:value-type="string">
            <text:p>TF3.2</text:p>
          </table:table-cell>
          <table:table-cell office:value-type="string">
            <text:p>Startsida – visa användarnamn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5">
          <table:table-cell office:value-type="string">
            <text:p>TF3.3</text:p>
          </table:table-cell>
          <table:table-cell office:value-type="string">
            <text:p>Startsida – visa statistik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Borde gå att bygga ut statistik-funktionen i framtiden, t.ex med total distans / vecka /månad /år, och/eller snittid denna vecka/månad / år</text:p>
          </table:table-cell>
        </table:table-row>
        <table:table-row table:style-name="ro4">
          <table:table-cell office:value-type="string">
            <text:p>TF4.1</text:p>
          </table:table-cell>
          <table:table-cell office:value-type="string">
            <text:p>Lägg till nytt träningspass – rätt uppgifter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5">
          <table:table-cell office:value-type="string">
            <text:p>TF4.2</text:p>
          </table:table-cell>
          <table:table-cell office:value-type="string">
            <text:p>Lägg till nytt träningspass – saknade uppgifter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Fungerar enligt förväntan. Anmärkning att kommentarsfältet inte är obligatoriskt, vilket är i sin ordning då kommentarer är frivilliga och det fältet i databasen tillåter NULL-värden. Ett allmänt felmeddelande visas oavsett vilket fält som saknas.</text:p>
          </table:table-cell>
        </table:table-row>
        <table:table-row table:style-name="ro6">
          <table:table-cell office:value-type="string">
            <text:p>TF4.3</text:p>
          </table:table-cell>
          <table:table-cell office:value-type="string">
            <text:p>Lägg till nytt träningspass – felaktiga uppgifter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Fungerar enligt förväntan. Har testat alla fält i olika kombinationer. Har även slagit av input-typen i koden och bara använt input type ”text” för att testa att valideringen fungerar även om användaren har en webbläsare som inte stödjer input-typerna. <text:s/>Ett allmänt felmeddelande visas oavsett vilket fält som saknas.</text:p>
          </table:table-cell>
        </table:table-row>
        <table:table-row table:style-name="ro3">
          <table:table-cell office:value-type="string">
            <text:p>TF5.1</text:p>
          </table:table-cell>
          <table:table-cell office:value-type="string">
            <text:p>Uppdatering av träningspass – rätt uppgifter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3">
          <table:table-cell office:value-type="string">
            <text:p>TF5.2</text:p>
          </table:table-cell>
          <table:table-cell office:value-type="string">
            <text:p>Uppdatering av träningspass – saknade uppgifter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Se kommentarer till TF 4.2, då samma valideringsfunktion används</text:p>
          </table:table-cell>
        </table:table-row>
        <table:table-row table:style-name="ro3">
          <table:table-cell office:value-type="string">
            <text:p>TF5.3</text:p>
          </table:table-cell>
          <table:table-cell office:value-type="string">
            <text:p>Uppdatering av träningspass – felaktiga uppgifter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Se kommentarer till TF 4.3, då samma valideringsfunktion används</text:p>
          </table:table-cell>
        </table:table-row>
        <table:table-row table:style-name="ro3">
          <table:table-cell office:value-type="string">
            <text:p>TF5.4</text:p>
          </table:table-cell>
          <table:table-cell office:value-type="string">
            <text:p>Uppdatering av träningspass – manipulerad URL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7">
          <table:table-cell office:value-type="string">
            <text:p>TF6.1</text:p>
          </table:table-cell>
          <table:table-cell office:value-type="string">
            <text:p>Radera träningspass – bekräfta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Fungerar enligt förväntan. För användarvänlighetens skull finns dock utvecklingspotential att i samband med bekräfta-frågan lägga till info om vilket träningspass ur listan som valts.</text:p>
          </table:table-cell>
        </table:table-row>
        <table:table-row table:style-name="ro4">
          <table:table-cell office:value-type="string">
            <text:p>TF6.2</text:p>
          </table:table-cell>
          <table:table-cell office:value-type="string">
            <text:p>Radera träningspass – ångra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4">
          <table:table-cell office:value-type="string">
            <text:p>TF6.3</text:p>
          </table:table-cell>
          <table:table-cell office:value-type="string">
            <text:p>Radera träningspass – manipulerad URL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8">
          <table:table-cell office:value-type="string">
            <text:p>TF7.1</text:p>
          </table:table-cell>
          <table:table-cell office:value-type="string">
            <text:p>Kopiera träningspass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Validering sker på samma vis som för Add- och Update-funktionerna. Vid lyckad Add används samma funktioner som för Add-funktionen TF4.1</text:p>
          </table:table-cell>
        </table:table-row>
        <table:table-row table:style-name="ro2">
          <table:table-cell office:value-type="string">
            <text:p>TF8.1</text:p>
          </table:table-cell>
          <table:table-cell office:value-type="string">
            <text:p>Logga ut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2">
          <table:table-cell office:value-type="string">
            <text:p>TF9.1</text:p>
          </table:table-cell>
          <table:table-cell office:value-type="string">
            <text:p>Länkar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2">
          <table:table-cell office:value-type="string">
            <text:p>TF10.1</text:p>
          </table:table-cell>
          <table:table-cell office:value-type="string">
            <text:p>Validering</text:p>
          </table:table-cell>
          <table:table-cell table:style-name="ce7" office:value-type="date" office:date-value="2014-10-23">
            <text:p>14-10-23</text:p>
          </table:table-cell>
          <table:table-cell table:number-columns-repeated="2"/>
        </table:table-row>
        <table:table-row table:style-name="ro2" table:number-rows-repeated="104854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Ark2" table:style-name="ta1" table:print="false">
        <table:table-column table:style-name="co6" table:default-cell-style-name="Default"/>
        <table:table-row table:style-name="ro9">
          <table:table-cell/>
        </table:table-row>
      </table:table>
      <table:table table:name="Ark3" table:style-name="ta1" table:print="false">
        <table:table-column table:style-name="co6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2014-10-23</text:date>, <text:time>22:15:51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3T12:58:10</meta:creation-date>
    <dc:date>2014-10-23T22:15:51</dc:date>
    <meta:editing-duration>PT9H17M41S</meta:editing-duration>
    <meta:editing-cycles>41</meta:editing-cycles>
    <meta:generator>OpenOffice/4.1.0$Unix OpenOffice.org_project/410m18$Build-9764</meta:generator>
    <meta:document-statistic meta:table-count="3" meta:cell-count="132" meta:object-count="0"/>
  </office:meta>
</office:document-meta>
</file>